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c5a6" officeooo:paragraph-rsid="000ec5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ond Fi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5T21:48:13.662289968</meta:creation-date>
    <dc:date>2022-01-15T21:48:55.348312730</dc:date>
    <meta:editing-duration>PT42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" meta:word-count="2" meta:character-count="11" meta:non-whitespace-character-count="10"/>
  </office:meta>
</office:document-meta>
</file>